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660000032AD20E6A921585EA9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4cm, 0cm, 0cm, 18.922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2.141cm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20.161cm, 18.922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9ab47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" style:family="text">
      <style:text-properties fo:color="#f9ab47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474cm" svg:height="14.79cm" svg:x="3.95cm" svg:y="1cm">
          <draw:image xlink:href="Pictures/10000000000005660000032AD20E6A921585EA9D.png" xlink:type="simple" xlink:show="embed" xlink:actuate="onLoad" draw:mime-type="image/png">
            <text:p/>
          </draw:image>
        </draw:frame>
        <draw:frame draw:style-name="gr2" draw:text-style-name="P3" draw:layer="layout" svg:width="8.505cm" svg:height="2.391cm" draw:transform="rotate (1.5707963267949) translate (1.977cm 11.753cm)">
          <draw:text-box>
            <text:p text:style-name="P2"><text:span text:style-name="T1">AUC</text:span></text:p>
          </draw:text-box>
        </draw:frame>
        <draw:frame draw:style-name="gr3" draw:text-style-name="P1" draw:layer="layout" svg:width="14.474cm" svg:height="1.039cm" svg:x="3.95cm" svg:y="0.21cm">
          <draw:image xlink:href="Pictures/10000000000005660000032AD20E6A921585EA9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2-11-08T10:02:50.223000000</meta:creation-date>
    <dc:date>2022-11-08T11:51:23.253000000</dc:date>
    <dc:creator>Victor Van der Meersch</dc:creator>
    <meta:editing-duration>PT1H48M29S</meta:editing-duration>
    <meta:editing-cycles>9</meta:editing-cycles>
    <meta:generator>LibreOffice/7.2.4.1$Windows_X86_64 LibreOffice_project/27d75539669ac387bb498e35313b970b7fe9c4f9</meta:generator>
    <meta:document-statistic meta:object-count="3"/>
  </office:meta>
</office:document-meta>
</file>